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10d5" officeooo:paragraph-rsid="000d10d5"/>
    </style:style>
    <style:style style:name="P2" style:family="paragraph" style:parent-style-name="Standard">
      <style:text-properties officeooo:rsid="000ee7fb" officeooo:paragraph-rsid="000ee7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s that support my business and resume: </text:p>
      <text:p text:style-name="P1"/>
      <text:p text:style-name="P1">////////////////////////////////////////////////////////////////////////////////////////////////////////////////////////////////////////////////////</text:p>
      <text:p text:style-name="P1"/>
      <text:p text:style-name="P1">Python</text:p>
      <text:p text:style-name="P1"/>
      <text:p text:style-name="P1">https://www.udemy.com/learning-python-for-data-analysis-and-visualization/?utm_term=_._ag_48214184105_._ad_232542112024_._de_c_._dm__._pl_youtube.com_._ti__._li_9011903_._pd__._&amp;utm_medium=udemyads&amp;utm_source=youtube&amp;gclid=CjwKCAjwwuvWBRBZEiwALXqjw4NKPABS8RL_wy1LoZfPS_GdoLR_Kli-CIhj2wcckZmV-i28czAV2hoCB8kQAvD_BwE&amp;utm_content=Overlay&amp;utm_campaign=NEW-YT-PROS-TECH-SQA-Data-Vis-EN-ENG_._ci_396876_._sl_ENG_._vi_TECH_._vc_1_._sd_All_._la_EN_._</text:p>
      <text:p text:style-name="P1"/>
      <text:p text:style-name="P1">////////////////////////////////////////////////////////////////////////////////////////////////////////////////////////////////////////////////////</text:p>
      <text:p text:style-name="P1"/>
      <text:p text:style-name="P1">C#</text:p>
      <text:p text:style-name="P1"/>
      <text:p text:style-name="P1">MENUQU – Restaurant Mobile App</text:p>
      <text:p text:style-name="P1"/>
      <text:p text:style-name="P1">pluralsight.com</text:p>
      <text:p text:style-name="P1"/>
      <text:p text:style-name="P1">////////////////////////////////////////////////////////////////////////////////////////////////////////////////////////////////////////////////////</text:p>
      <text:p text:style-name="P1"/>
      <text:p text:style-name="P1">MERN STACK + CSS GRID + HTML5</text:p>
      <text:p text:style-name="P1"/>
      <text:p text:style-name="P1">MENUQU Website</text:p>
      <text:p text:style-name="P1"/>
      <text:p text:style-name="P1"><text:a xlink:type="simple" xlink:href="https://www.udemy.com/courses/search/?q=mern&amp;src=ukw" text:style-name="Internet_20_link" text:visited-style-name="Visited_20_Internet_20_Link">https://www.udemy.com/courses/search/?q=mern&amp;src=ukw</text:a></text:p>
      <text:p text:style-name="P1"/>
      <text:p text:style-name="P1">/////////////////////////////////////////////////////////////////////////////////////////////////////////////////////////////////////////////////////</text:p>
      <text:p text:style-name="P1"/>
      <text:p text:style-name="P1">IOS Developer</text:p>
      <text:p text:style-name="P1"/>
      <text:p text:style-name="P1">PARsonal – Personal AR Display</text:p>
      <text:p text:style-name="P1"/>
      <text:p text:style-name="P2">Other or Local Employer (Tutorial) Apps</text:p>
      <text:p text:style-name="P1"/>
      <text:p text:style-name="P1">////////////////////////////////////////////////////////////////////////////////////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36S</meta:editing-duration>
    <meta:editing-cycles>4</meta:editing-cycles>
    <meta:generator>LibreOffice/5.4.3.2$Windows_X86_64 LibreOffice_project/92a7159f7e4af62137622921e809f8546db437e5</meta:generator>
    <dc:date>2018-04-21T20:08:03.825000000</dc:date>
    <meta:document-statistic meta:table-count="0" meta:image-count="0" meta:object-count="0" meta:page-count="1" meta:paragraph-count="17" meta:word-count="42" meta:character-count="1460" meta:non-whitespace-character-count="1432"/>
    <meta:user-defined meta:name="Info 1"/>
    <meta:user-defined meta:name="Info 2"/>
    <meta:user-defined meta:name="Info 3"/>
    <meta:user-defined meta:name="Info 4"/>
  </office:meta>
</office:document-meta>
</file>